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Nom du log</text:p>
          </table:table-cell>
          <table:table-cell office:value-type="string" calcext:value-type="string">
            <text:p>var_meca_x</text:p>
          </table:table-cell>
          <table:table-cell office:value-type="string" calcext:value-type="string">
            <text:p>var_meca_y</text:p>
          </table:table-cell>
          <table:table-cell office:value-type="string" calcext:value-type="string">
            <text:p>var_velocity_x</text:p>
          </table:table-cell>
          <table:table-cell office:value-type="string" calcext:value-type="string">
            <text:p>var_velocity_y</text:p>
          </table:table-cell>
          <table:table-cell office:value-type="string" calcext:value-type="string">
            <text:p>var_acc_x</text:p>
          </table:table-cell>
          <table:table-cell office:value-type="string" calcext:value-type="string">
            <text:p>var_acc_y</text:p>
          </table:table-cell>
          <table:table-cell office:value-type="string" calcext:value-type="string">
            <text:p>var_the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_path</text:p>
          </table:table-cell>
          <table:table-cell office:value-type="float" office:value="0.000610061821338" calcext:value-type="float">
            <text:p>0,0006100618</text:p>
          </table:table-cell>
          <table:table-cell table:style-name="ce3" office:value-type="float" office:value="0.0000983702752492" calcext:value-type="float">
            <text:p>9,84E-05</text:p>
          </table:table-cell>
          <table:table-cell office:value-type="float" office:value="0.00238990509697" calcext:value-type="float">
            <text:p>0,0023899051</text:p>
          </table:table-cell>
          <table:table-cell table:style-name="ce3" office:value-type="float" office:value="0.000011061093552" calcext:value-type="float">
            <text:p>1,11E-05</text:p>
          </table:table-cell>
          <table:table-cell office:value-type="float" office:value="0.141428053994" calcext:value-type="float">
            <text:p>0,141428054</text:p>
          </table:table-cell>
          <table:table-cell office:value-type="float" office:value="0.220943160258" calcext:value-type="float">
            <text:p>0,2209431603</text:p>
          </table:table-cell>
          <table:table-cell office:value-type="float" office:value="0.302579373962" calcext:value-type="float">
            <text:p>0,3025793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gne_droite</text:p>
          </table:table-cell>
          <table:table-cell office:value-type="float" office:value="0.000187947910614" calcext:value-type="float">
            <text:p>0,0001879479</text:p>
          </table:table-cell>
          <table:table-cell table:style-name="ce3" office:value-type="float" office:value="0.0000000615198047845" calcext:value-type="float">
            <text:p>6,15E-08</text:p>
          </table:table-cell>
          <table:table-cell office:value-type="float" office:value="0.00212554428151" calcext:value-type="float">
            <text:p>0,0021255443</text:p>
          </table:table-cell>
          <table:table-cell table:style-name="ce3" office:value-type="float" office:value="0.00000688403473739" calcext:value-type="float">
            <text:p>6,88E-06</text:p>
          </table:table-cell>
          <table:table-cell office:value-type="float" office:value="0.0628052582883" calcext:value-type="float">
            <text:p>0,0628052583</text:p>
          </table:table-cell>
          <table:table-cell office:value-type="float" office:value="0.085097114215" calcext:value-type="float">
            <text:p>0,0850971142</text:p>
          </table:table-cell>
          <table:table-cell office:value-type="float" office:value="0.000146340741892" calcext:value-type="float">
            <text:p>0,00014634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ng_zig_zag</text:p>
          </table:table-cell>
          <table:table-cell office:value-type="float" office:value="0.000379109623896" calcext:value-type="float">
            <text:p>0,0003791096</text:p>
          </table:table-cell>
          <table:table-cell office:value-type="float" office:value="0.000313346496037" calcext:value-type="float">
            <text:p>0,0003133465</text:p>
          </table:table-cell>
          <table:table-cell office:value-type="float" office:value="0.00390788045715" calcext:value-type="float">
            <text:p>0,0039078805</text:p>
          </table:table-cell>
          <table:table-cell table:style-name="ce3" office:value-type="float" office:value="0.00000969282334885" calcext:value-type="float">
            <text:p>9,69E-06</text:p>
          </table:table-cell>
          <table:table-cell office:value-type="float" office:value="0.371103648792" calcext:value-type="float">
            <text:p>0,3711036488</text:p>
          </table:table-cell>
          <table:table-cell office:value-type="float" office:value="0.320192210011" calcext:value-type="float">
            <text:p>0,32019221</text:p>
          </table:table-cell>
          <table:table-cell office:value-type="float" office:value="1.3392044179" calcext:value-type="float">
            <text:p>1,339204417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ang_allee_simple</text:p>
          </table:table-cell>
          <table:table-cell office:value-type="float" office:value="0.0493553786683" calcext:value-type="float">
            <text:p>0,0493553787</text:p>
          </table:table-cell>
          <table:table-cell office:value-type="float" office:value="0.000181855382078" calcext:value-type="float">
            <text:p>0,0001818554</text:p>
          </table:table-cell>
          <table:table-cell office:value-type="float" office:value="0.00231407116482" calcext:value-type="float">
            <text:p>0,0023140712</text:p>
          </table:table-cell>
          <table:table-cell office:value-type="float" office:value="0.000100287092474" calcext:value-type="float">
            <text:p>0,0001002871</text:p>
          </table:table-cell>
          <table:table-cell office:value-type="float" office:value="0.330651341407" calcext:value-type="float">
            <text:p>0,3306513414</text:p>
          </table:table-cell>
          <table:table-cell office:value-type="float" office:value="0.260080130896" calcext:value-type="float">
            <text:p>0,2600801309</text:p>
          </table:table-cell>
          <table:table-cell office:value-type="float" office:value="1.16655703927" calcext:value-type="float">
            <text:p>1,166557039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mi_tour_rangee</text:p>
          </table:table-cell>
          <table:table-cell office:value-type="float" office:value="0.0680660771594" calcext:value-type="float">
            <text:p>0,0680660772</text:p>
          </table:table-cell>
          <table:table-cell office:value-type="float" office:value="0.00158410488134" calcext:value-type="float">
            <text:p>0,0015841049</text:p>
          </table:table-cell>
          <table:table-cell office:value-type="float" office:value="0.00364678118106" calcext:value-type="float">
            <text:p>0,0036467812</text:p>
          </table:table-cell>
          <table:table-cell office:value-type="float" office:value="0.0053566236655" calcext:value-type="float">
            <text:p>0,0053566237</text:p>
          </table:table-cell>
          <table:table-cell office:value-type="float" office:value="1.84040562164" calcext:value-type="float">
            <text:p>1,8404056216</text:p>
          </table:table-cell>
          <table:table-cell office:value-type="float" office:value="1.05030518978" calcext:value-type="float">
            <text:p>1,0503051898</text:p>
          </table:table-cell>
          <table:table-cell office:value-type="float" office:value="0.63300332061" calcext:value-type="float">
            <text:p>0,63300332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teral_drifting</text:p>
          </table:table-cell>
          <table:table-cell office:value-type="float" office:value="0.000265031604774" calcext:value-type="float">
            <text:p>0,0002650316</text:p>
          </table:table-cell>
          <table:table-cell table:style-name="ce3" office:value-type="float" office:value="0.000017796617924" calcext:value-type="float">
            <text:p>1,78E-05</text:p>
          </table:table-cell>
          <table:table-cell office:value-type="float" office:value="0.00420883546863" calcext:value-type="float">
            <text:p>0,0042088355</text:p>
          </table:table-cell>
          <table:table-cell office:value-type="float" office:value="0.000458707700923" calcext:value-type="float">
            <text:p>0,0004587077</text:p>
          </table:table-cell>
          <table:table-cell office:value-type="float" office:value="9.94162247347" calcext:value-type="float">
            <text:p>9,9416224735</text:p>
          </table:table-cell>
          <table:table-cell office:value-type="float" office:value="2.57981062347" calcext:value-type="float">
            <text:p>2,5798106235</text:p>
          </table:table-cell>
          <table:table-cell office:value-type="float" office:value="0.0251575384733" calcext:value-type="float">
            <text:p>0,0251575385</text:p>
          </table:table-cell>
          <table:table-cell table:number-columns-repeated="1016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oyenne des variances</text:p>
          </table:table-cell>
          <table:table-cell table:formula="of:=AVERAGE([.B2:.B7])" office:value-type="float" office:value="0.019810601131387" calcext:value-type="float">
            <text:p>0,0198106011</text:p>
          </table:table-cell>
          <table:table-cell table:style-name="ce4" table:formula="of:=AVERAGE([.C2:.C7])" office:value-type="float" office:value="0.000365922528738831" calcext:value-type="float">
            <text:p>0,0003659225</text:p>
          </table:table-cell>
          <table:table-cell table:style-name="ce4" table:formula="of:=AVERAGE([.D2:.D7])" office:value-type="float" office:value="0.00309883627502333" calcext:value-type="float">
            <text:p>0,0030988363</text:p>
          </table:table-cell>
          <table:table-cell table:style-name="ce4" table:formula="of:=AVERAGE([.E2:.E7])" office:value-type="float" office:value="0.000990542735089207" calcext:value-type="float">
            <text:p>0,0009905427</text:p>
          </table:table-cell>
          <table:table-cell table:style-name="ce4" table:formula="of:=AVERAGE([.F2:.F7])" office:value-type="float" office:value="2.11466939959855" calcext:value-type="float">
            <text:p>2,1146693996</text:p>
          </table:table-cell>
          <table:table-cell table:style-name="ce4" table:formula="of:=AVERAGE([.G2:.G7])" office:value-type="float" office:value="0.752738071438333" calcext:value-type="float">
            <text:p>0,7527380714</text:p>
          </table:table-cell>
          <table:table-cell table:style-name="ce4" table:formula="of:=AVERAGE([.H2:.H7])" office:value-type="float" office:value="0.577774671826199" calcext:value-type="float">
            <text:p>0,5777746718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6:27:47.140273061</meta:creation-date>
    <meta:generator>LibreOffice/5.0.5.2$Linux_X86_64 LibreOffice_project/00m0$Build-2</meta:generator>
    <dc:date>2016-06-28T16:56:48.900258610</dc:date>
    <meta:editing-duration>PT11M59S</meta:editing-duration>
    <meta:editing-cycles>1</meta:editing-cycles>
    <meta:document-statistic meta:table-count="1" meta:cell-count="64" meta:object-count="0"/>
  </office:meta>
</office:document-meta>
</file>